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1cm"/>
    </style:style>
    <style:style style:name="co2" style:family="table-column">
      <style:table-column-properties fo:break-before="auto" style:column-width="9.356cm"/>
    </style:style>
    <style:style style:name="co3" style:family="table-column">
      <style:table-column-properties fo:break-before="auto" style:column-width="5.965cm"/>
    </style:style>
    <style:style style:name="co4" style:family="table-column">
      <style:table-column-properties fo:break-before="auto" style:column-width="6.331cm"/>
    </style:style>
    <style:style style:name="co5" style:family="table-column">
      <style:table-column-properties fo:break-before="auto" style:column-width="15.51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709cm" fo:break-before="auto" style:use-optimal-row-height="true"/>
    </style:style>
    <style:style style:name="ro2" style:family="table-row">
      <style:table-row-properties style:row-height="1.579cm" fo:break-before="auto" style:use-optimal-row-height="fals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1.369cm" fo:break-before="auto" style:use-optimal-row-height="true"/>
    </style:style>
    <style:style style:name="ro8" style:family="table-row">
      <style:table-row-properties style:row-height="0.815cm" fo:break-before="auto" style:use-optimal-row-height="false"/>
    </style:style>
    <style:style style:name="ro9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Comic Sans MS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Comic Sans MS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Comic Sans MS"/>
    </style:style>
  </office:automatic-styles>
  <office:body>
    <office:spreadsheet>
      <table:table table:name="API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/>
          <table:table-cell office:value-type="string">
            <text:p>Point d'accès</text:p>
          </table:table-cell>
          <table:table-cell office:value-type="string">
            <text:p>Request body</text:p>
          </table:table-cell>
          <table:table-cell office:value-type="string">
            <text:p>Type de réponse attendue</text:p>
          </table:table-cell>
          <table:table-cell office:value-type="string">
            <text:p>Fonction</text:p>
          </table:table-cell>
          <table:table-cell table:number-columns-repeated="1019"/>
        </table:table-row>
        <table:table-row table:style-name="ro2">
          <table:table-cell office:value-type="string">
            <text:p>POST</text:p>
          </table:table-cell>
          <table:table-cell office:value-type="string">
            <text:p>api/auth/signup</text:p>
          </table:table-cell>
          <table:table-cell office:value-type="string">
            <text:p>{ email: string,</text:p>
            <text:p>Password: string }</text:p>
          </table:table-cell>
          <table:table-cell office:value-type="string">
            <text:p>{ message: string }</text:p>
          </table:table-cell>
          <table:table-cell office:value-type="string">
            <text:p>Hachage du mot de passe de l'utilisateur, ajout de l'utilisateur à </text:p>
            <text:p>La base de données.</text:p>
            <text:p/>
          </table:table-cell>
          <table:table-cell table:number-columns-repeated="1019"/>
        </table:table-row>
        <table:table-row table:style-name="ro3">
          <table:table-cell office:value-type="string">
            <text:p>POST</text:p>
          </table:table-cell>
          <table:table-cell office:value-type="string">
            <text:p>api/auth/login</text:p>
          </table:table-cell>
          <table:table-cell office:value-type="string">
            <text:p>{ email: string,</text:p>
            <text:p>Password: string }</text:p>
          </table:table-cell>
          <table:table-cell office:value-type="string">
            <text:p>{ userId: string,</text:p>
            <text:p>token: string }</text:p>
          </table:table-cell>
          <table:table-cell office:value-type="string">
            <text:p>Vérification des informations d'identification de l'utilisateur,</text:p>
            <text:p>renvoie l'id de l'utilisateur depuis la base de données et un </text:p>
            <text:p>token web JSON signé (contenant également l'id de l'utilisateur)</text:p>
          </table:table-cell>
          <table:table-cell table:number-columns-repeated="1019"/>
        </table:table-row>
        <table:table-row table:style-name="ro1">
          <table:table-cell office:value-type="string">
            <text:p>GET</text:p>
          </table:table-cell>
          <table:table-cell office:value-type="string">
            <text:p>api/messages</text:p>
          </table:table-cell>
          <table:table-cell office:value-type="string">
            <text:p>~</text:p>
          </table:table-cell>
          <table:table-cell office:value-type="string">
            <text:p>Array of messages</text:p>
          </table:table-cell>
          <table:table-cell office:value-type="string">
            <text:p>Renvoie un tableau de toutes les messages de la base de données</text:p>
          </table:table-cell>
          <table:table-cell table:number-columns-repeated="1019"/>
        </table:table-row>
        <table:table-row table:style-name="ro4">
          <table:table-cell office:value-type="string">
            <text:p>GET</text:p>
          </table:table-cell>
          <table:table-cell office:value-type="string">
            <text:p>api/messages/:id</text:p>
          </table:table-cell>
          <table:table-cell office:value-type="string">
            <text:p>~</text:p>
          </table:table-cell>
          <table:table-cell office:value-type="string">
            <text:p>Single message</text:p>
          </table:table-cell>
          <table:table-cell office:value-type="string">
            <text:p>Renvoie le message avec l’id fourni.</text:p>
            <text:p/>
          </table:table-cell>
          <table:table-cell table:number-columns-repeated="1019"/>
        </table:table-row>
        <table:table-row table:style-name="ro3">
          <table:table-cell office:value-type="string">
            <text:p>POST</text:p>
          </table:table-cell>
          <table:table-cell office:value-type="string">
            <text:p>api/messages</text:p>
          </table:table-cell>
          <table:table-cell office:value-type="string">
            <text:p>{ message: String,</text:p>
            <text:p>image: File }</text:p>
          </table:table-cell>
          <table:table-cell office:value-type="string">
            <text:p>{ message: String }</text:p>
            <text:p>Verb</text:p>
          </table:table-cell>
          <table:table-cell office:value-type="string">
            <text:p>Capture et enregistre l'image, analyse le message transformée en</text:p>
            <text:p>chaîne de caractères et l'enregistre dans la base de données en</text:p>
            <text:p>définissant correctement son imageUrl.</text:p>
          </table:table-cell>
          <table:table-cell table:number-columns-repeated="1019"/>
        </table:table-row>
        <table:table-row table:style-name="ro5">
          <table:table-cell office:value-type="string">
            <text:p>DELETE</text:p>
          </table:table-cell>
          <table:table-cell office:value-type="string">
            <text:p>api/messages/:id</text:p>
          </table:table-cell>
          <table:table-cell office:value-type="string">
            <text:p>~</text:p>
          </table:table-cell>
          <table:table-cell office:value-type="string">
            <text:p>{ message: String } </text:p>
          </table:table-cell>
          <table:table-cell office:value-type="string">
            <text:p>Supprime le message avec l'id fourni.</text:p>
            <text:p/>
          </table:table-cell>
          <table:table-cell table:number-columns-repeated="1019"/>
        </table:table-row>
        <table:table-row table:style-name="ro6">
          <table:table-cell office:value-type="string">
            <text:p>GET</text:p>
          </table:table-cell>
          <table:table-cell office:value-type="string">
            <text:p>api/auth/profile/:id</text:p>
          </table:table-cell>
          <table:table-cell office:value-type="string">
            <text:p>~</text:p>
          </table:table-cell>
          <table:table-cell office:value-type="string">
            <text:p>Single profile</text:p>
          </table:table-cell>
          <table:table-cell office:value-type="string">
            <text:p>Renvoie le profile avec l’id fourni.</text:p>
            <text:p/>
          </table:table-cell>
          <table:table-cell table:number-columns-repeated="1019"/>
        </table:table-row>
        <table:table-row table:style-name="ro7">
          <table:table-cell office:value-type="string">
            <text:p>GET</text:p>
          </table:table-cell>
          <table:table-cell office:value-type="string">
            <text:p><text:span text:style-name="T1">api/auth/profile/:id/messages</text:span></text:p>
          </table:table-cell>
          <table:table-cell office:value-type="string">
            <text:p>~</text:p>
          </table:table-cell>
          <table:table-cell office:value-type="string">
            <text:p><text:span text:style-name="T1">Array of messages</text:span></text:p>
          </table:table-cell>
          <table:table-cell office:value-type="string">
            <text:p><text:span text:style-name="T1">Renvoie un tableau de toutes les messages de la base de données </text:span></text:p>
            <text:p><text:span text:style-name="T1">Avec l'id fourni</text:span></text:p>
          </table:table-cell>
          <table:table-cell table:number-columns-repeated="1019"/>
        </table:table-row>
        <table:table-row table:style-name="ro1">
          <table:table-cell office:value-type="string">
            <text:p>PUT</text:p>
          </table:table-cell>
          <table:table-cell office:value-type="string">
            <text:p><text:span text:style-name="T1">api/auth/profile/:id</text:span></text:p>
          </table:table-cell>
          <table:table-cell office:value-type="string">
            <text:p>{ message: String }</text:p>
          </table:table-cell>
          <table:table-cell office:value-type="string">
            <text:p>{ message: String } </text:p>
          </table:table-cell>
          <table:table-cell office:value-type="string">
            <text:p>Met à jour le profile avec l'id fourni.</text:p>
          </table:table-cell>
          <table:table-cell table:number-columns-repeated="1019"/>
        </table:table-row>
        <table:table-row table:style-name="ro8">
          <table:table-cell office:value-type="string">
            <text:p>DELETE</text:p>
          </table:table-cell>
          <table:table-cell office:value-type="string">
            <text:p><text:span text:style-name="T1">api/auth/profile/:id</text:span></text:p>
          </table:table-cell>
          <table:table-cell office:value-type="string">
            <text:p>~</text:p>
          </table:table-cell>
          <table:table-cell office:value-type="string">
            <text:p>{ message: String } </text:p>
          </table:table-cell>
          <table:table-cell office:value-type="string">
            <text:p>Supprime le profile avec l'id fourni.</text:p>
            <text:p/>
          </table:table-cell>
          <table:table-cell table:number-columns-repeated="1019"/>
        </table:table-row>
        <table:table-row table:style-name="ro7">
          <table:table-cell office:value-type="string">
            <text:p>GET</text:p>
          </table:table-cell>
          <table:table-cell office:value-type="string">
            <text:p><text:span text:style-name="T1">api/messages/:id/comments</text:span></text:p>
          </table:table-cell>
          <table:table-cell office:value-type="string">
            <text:p>~</text:p>
          </table:table-cell>
          <table:table-cell office:value-type="string">
            <text:p><text:span text:style-name="T1">Array of comments</text:span></text:p>
          </table:table-cell>
          <table:table-cell office:value-type="string">
            <text:p><text:span text:style-name="T1">Renvoie un tableau de toutes les commentaires de la base de </text:span></text:p>
            <text:p><text:span text:style-name="T1">Données avec l'id du message fourni</text:span></text:p>
          </table:table-cell>
          <table:table-cell table:number-columns-repeated="1019"/>
        </table:table-row>
        <table:table-row table:style-name="ro7">
          <table:table-cell office:value-type="string">
            <text:p>POST</text:p>
          </table:table-cell>
          <table:table-cell office:value-type="string">
            <text:p>api/messages/:id/comment</text:p>
          </table:table-cell>
          <table:table-cell office:value-type="string">
            <text:p>{ message: String }</text:p>
          </table:table-cell>
          <table:table-cell office:value-type="string">
            <text:p><text:span text:style-name="T1">{ message: String }</text:span></text:p>
            <text:p><text:span text:style-name="T1">Verb</text:span></text:p>
          </table:table-cell>
          <table:table-cell office:value-type="string">
            <text:p>Analyse le commentaire transformée en chaîne de caractères et</text:p>
            <text:p><text:s/>L'enregistre dans la base de données</text:p>
          </table:table-cell>
          <table:table-cell table:number-columns-repeated="1019"/>
        </table:table-row>
        <table:table-row table:style-name="ro7">
          <table:table-cell office:value-type="string">
            <text:p>DELETE</text:p>
          </table:table-cell>
          <table:table-cell office:value-type="string">
            <text:p><text:span text:style-name="T1">api/messages/:idMessages/comment/:id</text:span></text:p>
          </table:table-cell>
          <table:table-cell office:value-type="string">
            <text:p>~</text:p>
          </table:table-cell>
          <table:table-cell office:value-type="string">
            <text:p>{ message: String } </text:p>
          </table:table-cell>
          <table:table-cell office:value-type="string">
            <text:p>Supprime le commentaire avec l'id fourni.</text:p>
            <text:p/>
          </table:table-cell>
          <table:table-cell table:number-columns-repeated="1019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9">29/12/2021</text:date>, <text:time>17:2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9T11:33:29.21</meta:creation-date>
    <dc:date>2021-12-29T17:23:11.07</dc:date>
    <meta:editing-duration>PT1M42S</meta:editing-duration>
    <meta:editing-cycles>1</meta:editing-cycles>
    <meta:document-statistic meta:table-count="1" meta:cell-count="69" meta:object-count="0"/>
    <meta:generator>OpenOffice/4.1.6$Win32 OpenOffice.org_project/416m1$Build-9790</meta:generator>
  </office:meta>
</office:document-meta>
</file>